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text-properties fo:font-size="11pt"/>
    </style:style>
    <style:style style:name="P3" style:family="paragraph" style:parent-style-name="Table_20_Contents">
      <style:paragraph-properties fo:text-align="center" style:justify-single-word="false"/>
      <style:text-properties fo:font-size="11pt"/>
    </style:style>
    <style:style style:name="P4" style:family="paragraph" style:parent-style-name="Text_20_body" style:list-style-name="L1">
      <style:text-properties fo:font-weight="normal" style:font-weight-asian="normal" style:font-weight-complex="normal"/>
    </style:style>
    <style:style style:name="P5" style:family="paragraph" style:parent-style-name="Darktable_20_text">
      <style:text-properties fo:language="en" fo:country="GB"/>
    </style:style>
    <style:style style:name="P6" style:family="paragraph" style:parent-style-name="Darktable_20_text" style:list-style-name="L2"/>
    <style:style style:name="P7"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text:p>
      <text:h text:style-name="Darktable_20_heading_20_1" text:outline-level="2">Basic workflow</text:h>
      <text:p text:style-name="P1">Let's start by using basic plug-ins to fix an image.</text:p>
      <text:list xml:id="list965049418" text:style-name="Outline">
        <text:list-item>
          <text:list>
            <text:list-item>
              <text:list>
                <text:list-item>
                  <text:h text:style-name="Darktable_20_heading_20_2" text:outline-level="3">White balance</text:h>
                </text:list-item>
              </text:list>
            </text:list-item>
          </text:list>
        </text:list-item>
      </text:list>
      <text:p text:style-name="P1">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P1">White balance is arguably the most important first correction for any raw conversion. Until that aspect has been <text:s/>determined, we really can not reliably do any other correction. </text:p>
      <text:p text:style-name="P1">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2"><draw:frame draw:style-name="fr5"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2">1000-2000 K</text:p>
                </table:table-cell>
                <table:table-cell table:style-name="Table1.B2" office:value-type="string">
                  <text:p text:style-name="P2">Candlelight</text:p>
                </table:table-cell>
              </table:table-row>
              <table:table-row>
                <table:table-cell table:style-name="Table1.A2" office:value-type="string">
                  <text:p text:style-name="P2">2500-3500 K</text:p>
                </table:table-cell>
                <table:table-cell table:style-name="Table1.B2" office:value-type="string">
                  <text:p text:style-name="P2">Tungsten bulb (household variety)</text:p>
                </table:table-cell>
              </table:table-row>
              <table:table-row>
                <table:table-cell table:style-name="Table1.A2" office:value-type="string">
                  <text:p text:style-name="P2">3000-4000 K</text:p>
                </table:table-cell>
                <table:table-cell table:style-name="Table1.B2" office:value-type="string">
                  <text:p text:style-name="P2">Sunrise/Sunset (clear sky)</text:p>
                </table:table-cell>
              </table:table-row>
              <table:table-row>
                <table:table-cell table:style-name="Table1.A2" office:value-type="string">
                  <text:p text:style-name="P2">4000-5000 K</text:p>
                </table:table-cell>
                <table:table-cell table:style-name="Table1.B2" office:value-type="string">
                  <text:p text:style-name="P2">Fluorescent lamps</text:p>
                </table:table-cell>
              </table:table-row>
              <table:table-row>
                <table:table-cell table:style-name="Table1.A2" office:value-type="string">
                  <text:p text:style-name="P2">5000-5500 K</text:p>
                </table:table-cell>
                <table:table-cell table:style-name="Table1.B2" office:value-type="string">
                  <text:p text:style-name="P2">Electronic flash</text:p>
                </table:table-cell>
              </table:table-row>
              <table:table-row>
                <table:table-cell table:style-name="Table1.A2" office:value-type="string">
                  <text:p text:style-name="P2">5500-6500 K</text:p>
                </table:table-cell>
                <table:table-cell table:style-name="Table1.B2" office:value-type="string">
                  <text:p text:style-name="P2">Daylight with clear sky (sun overhead)</text:p>
                </table:table-cell>
              </table:table-row>
              <table:table-row>
                <table:table-cell table:style-name="Table1.A2" office:value-type="string">
                  <text:p text:style-name="P2">6500-8000 K</text:p>
                </table:table-cell>
                <table:table-cell table:style-name="Table1.B2" office:value-type="string">
                  <text:p text:style-name="P2">Moderately overcast sky</text:p>
                </table:table-cell>
              </table:table-row>
              <table:table-row>
                <table:table-cell table:style-name="Table1.A2" office:value-type="string">
                  <text:p text:style-name="P2">9000-10000 K</text:p>
                </table:table-cell>
                <table:table-cell table:style-name="Table1.B2" office:value-type="string">
                  <text:p text:style-name="P2">Shade or heavily overcast sky</text:p>
                </table:table-cell>
              </table:table-row>
            </table:table>
            <text:p text:style-name="Darktable_20_text"/>
          </table:table-cell>
        </table:table-row>
      </table:table>
      <text:p text:style-name="Darktable_20_text"><text:soft-page-break/>The human eye is very good at judging what is white under different light sources, but digital cameras often have great difficulty with auto white balance (AWB) and can create unsightly blue, orange, or even green color casts. </text:p>
      <text:p text:style-name="P1">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3"><draw:frame draw:style-name="fr6" draw:name="graphics1" text:anchor-type="as-char" svg:width="17.46mm" svg:height="6.61mm" draw:z-index="1"><draw:image xlink:href="Pictures/1000000000000042000000192D399896.png" xlink:type="simple" xlink:show="embed" xlink:actuate="onLoad"/></draw:frame></text:p>
          </table:table-cell>
          <table:table-cell table:style-name="Table2.B1" office:value-type="string">
            <text:p text:style-name="P3">Auto white balance</text:p>
          </table:table-cell>
        </table:table-row>
        <table:table-row>
          <table:table-cell table:style-name="Table2.A2" office:value-type="string">
            <text:p text:style-name="P3"><draw:frame draw:style-name="fr7" draw:name="graphics2" text:anchor-type="as-char" svg:width="12.96mm" svg:height="6.61mm" draw:z-index="2"><draw:image xlink:href="Pictures/100000000000003100000019E2CE6325.png" xlink:type="simple" xlink:show="embed" xlink:actuate="onLoad"/></draw:frame></text:p>
          </table:table-cell>
          <table:table-cell table:style-name="Table2.B2" office:value-type="string">
            <text:p text:style-name="P3">Custom</text:p>
          </table:table-cell>
        </table:table-row>
        <table:table-row>
          <table:table-cell table:style-name="Table2.A2" office:value-type="string">
            <text:p text:style-name="P3"><draw:frame draw:style-name="fr6" draw:name="graphics3" text:anchor-type="as-char" svg:width="10.32mm" svg:height="6.61mm" draw:z-index="3"><draw:image xlink:href="Pictures/100000000000002700000019894D1254.png" xlink:type="simple" xlink:show="embed" xlink:actuate="onLoad"/></draw:frame></text:p>
          </table:table-cell>
          <table:table-cell table:style-name="Table2.B2" office:value-type="string">
            <text:p text:style-name="P3">Kelvin</text:p>
          </table:table-cell>
        </table:table-row>
        <table:table-row>
          <table:table-cell table:style-name="Table2.A2" office:value-type="string">
            <text:p text:style-name="P3"><draw:frame draw:style-name="fr6" draw:name="graphics4" text:anchor-type="as-char" svg:width="8.73mm" svg:height="8.2mm" draw:z-index="4"><draw:image xlink:href="Pictures/10000000000000210000001FFCC62DE0.png" xlink:type="simple" xlink:show="embed" xlink:actuate="onLoad"/></draw:frame></text:p>
          </table:table-cell>
          <table:table-cell table:style-name="Table2.B2" office:value-type="string">
            <text:p text:style-name="P3">Tungsten</text:p>
          </table:table-cell>
        </table:table-row>
        <table:table-row>
          <table:table-cell table:style-name="Table2.A2" office:value-type="string">
            <text:p text:style-name="P3"><draw:frame draw:style-name="fr6" draw:name="graphics5" text:anchor-type="as-char" svg:width="7.94mm" svg:height="7.67mm" draw:z-index="5"><draw:image xlink:href="Pictures/100000000000001E0000001DA24E57B3.png" xlink:type="simple" xlink:show="embed" xlink:actuate="onLoad"/></draw:frame></text:p>
          </table:table-cell>
          <table:table-cell table:style-name="Table2.B2" office:value-type="string">
            <text:p text:style-name="P3">Fluorescent</text:p>
          </table:table-cell>
        </table:table-row>
        <table:table-row>
          <table:table-cell table:style-name="Table2.A2" office:value-type="string">
            <text:p text:style-name="P3"><draw:frame draw:style-name="fr6" draw:name="graphics6" text:anchor-type="as-char" svg:width="7.67mm" svg:height="7.67mm" draw:z-index="6"><draw:image xlink:href="Pictures/100000000000001D0000001D1D439CAD.png" xlink:type="simple" xlink:show="embed" xlink:actuate="onLoad"/></draw:frame></text:p>
          </table:table-cell>
          <table:table-cell table:style-name="Table2.B2" office:value-type="string">
            <text:p text:style-name="P3">Daylight</text:p>
          </table:table-cell>
        </table:table-row>
        <table:table-row>
          <table:table-cell table:style-name="Table2.A2" office:value-type="string">
            <text:p text:style-name="P3"><draw:frame draw:style-name="fr6" draw:name="graphics7" text:anchor-type="as-char" svg:width="4.76mm" svg:height="7.67mm" draw:z-index="7"><draw:image xlink:href="Pictures/10000000000000120000001DA21C6E70.png" xlink:type="simple" xlink:show="embed" xlink:actuate="onLoad"/></draw:frame></text:p>
          </table:table-cell>
          <table:table-cell table:style-name="Table2.B2" office:value-type="string">
            <text:p text:style-name="P3">Flash</text:p>
          </table:table-cell>
        </table:table-row>
        <table:table-row>
          <table:table-cell table:style-name="Table2.A2" office:value-type="string">
            <text:p text:style-name="P3"><draw:frame draw:style-name="fr6" draw:name="graphics8" text:anchor-type="as-char" svg:width="10.32mm" svg:height="6.88mm" draw:z-index="8"><draw:image xlink:href="Pictures/10000000000000270000001A20EF8581.png" xlink:type="simple" xlink:show="embed" xlink:actuate="onLoad"/></draw:frame></text:p>
          </table:table-cell>
          <table:table-cell table:style-name="Table2.B2" office:value-type="string">
            <text:p text:style-name="P3">Cloudy</text:p>
          </table:table-cell>
        </table:table-row>
        <table:table-row>
          <table:table-cell table:style-name="Table2.A2" office:value-type="string">
            <text:p text:style-name="P3"><draw:frame draw:style-name="fr6" draw:name="graphics9" text:anchor-type="as-char" svg:width="10.85mm" svg:height="7.14mm" draw:z-index="9"><draw:image xlink:href="Pictures/10000000000000290000001BB1E7ED44.png" xlink:type="simple" xlink:show="embed" xlink:actuate="onLoad"/></draw:frame></text:p>
          </table:table-cell>
          <table:table-cell table:style-name="Table2.B2" office:value-type="string">
            <text:p text:style-name="P3">Shade</text:p>
          </table:table-cell>
        </table:table-row>
      </table:table>
      <text:p text:style-name="P1">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1">Using the presets provided by the camera sometimes can be not enough. The final image can still present some undesired casts that we would like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1"><draw:frame draw:style-name="fr1" draw:name="Frame1" text:anchor-type="paragraph" svg:width="76.45mm" draw:z-index="10"><draw:text-box fo:min-height="59.78mm"><text:p text:style-name="Darktable_20_caption"><draw:frame draw:style-name="fr8"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151175882" text:style-name="L1">
        <text:list-item>
          <text:p text:style-name="P4"><text:soft-page-break/>changing tint, temperature in and temperature out;</text:p>
        </text:list-item>
        <text:list-item>
          <text:p text:style-name="P4">modifying the values of red, green and blue;</text:p>
        </text:list-item>
        <text:list-item>
          <text:p text:style-name="P4">and using presets or custom white balance.</text:p>
        </text:list-item>
      </text:list>
      <text:p text:style-name="P1">Keeping in mind the goal of white balance is to render neutral colors (colors with the same % of red, greem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5" text:anchor-type="paragraph" svg:x="90.01mm" svg:y="60.01mm" svg:width="69.92mm" draw:z-index="18"><draw:text-box fo:min-height="59.13mm"><text:p text:style-name="Darktable_20_caption"><draw:frame draw:style-name="fr9" draw:name="graphics15" text:anchor-type="paragraph" svg:y="0.02mm" svg:width="34.96mm" style:rel-width="50%" svg:height="52.92mm" style:rel-height="scale" draw:z-index="19"><draw:image xlink:href="../images/fosdinovo-1-12000-3000.jpg" xlink:type="simple" xlink:show="embed" xlink:actuate="onLoad"/></draw:frame>Figure <text:sequence text:ref-name="refFigure1" text:name="Figure" text:formula="ooow:Figure+1" style:num-format="1">5</text:sequence>: T: 1, Ki: 12000, Ko: 3000</text:p></draw:text-box></draw:frame><draw:frame draw:style-name="fr2" draw:name="Frame4" text:anchor-type="paragraph" svg:x="10mm" svg:y="60.01mm" svg:width="69.92mm" draw:z-index="16"><draw:text-box fo:min-height="59.13mm"><text:p text:style-name="Darktable_20_caption"><draw:frame draw:style-name="fr9" draw:name="graphics14" text:anchor-type="paragraph" svg:y="0.02mm" svg:width="34.96mm" style:rel-width="50%" svg:height="52.92mm" style:rel-height="scale" draw:z-index="17"><draw:image xlink:href="../images/fosdinovo-1-3000-12000.jpg" xlink:type="simple" xlink:show="embed" xlink:actuate="onLoad"/></draw:frame>Figure <text:sequence text:ref-name="refFigure2" text:name="Figure" text:formula="ooow:Figure+1" style:num-format="1">4</text:sequence>: T: 1, Ki: 3000, Ko: 12000</text:p></draw:text-box></draw:frame><draw:frame draw:style-name="fr3" draw:name="Frame3" text:anchor-type="paragraph" svg:x="90.01mm" svg:y="0mm" svg:width="69.92mm" draw:z-index="14"><draw:text-box fo:min-height="59.13mm"><text:p text:style-name="Darktable_20_caption"><draw:frame draw:style-name="fr9" draw:name="graphics13" text:anchor-type="paragraph" svg:y="0.02mm" svg:width="34.96mm" style:rel-width="50%" svg:height="52.92mm" style:rel-height="scale" draw:z-index="15"><draw:image xlink:href="../images/fosdinovo-5-5000-5000.jpg" xlink:type="simple" xlink:show="embed" xlink:actuate="onLoad"/></draw:frame>Figure <text:sequence text:ref-name="refFigure3" text:name="Figure" text:formula="ooow:Figure+1" style:num-format="1">3</text:sequence>: T: 5, Ki: 5000, Ko: 5000</text:p></draw:text-box></draw:frame><draw:frame draw:style-name="fr2" draw:name="Frame2" text:anchor-type="paragraph" svg:x="10mm" svg:y="0mm" svg:width="69.92mm" draw:z-index="12"><draw:text-box fo:min-height="59.13mm"><text:p text:style-name="Darktable_20_caption"><draw:frame draw:style-name="fr9" draw:name="graphics12" text:anchor-type="paragraph" svg:y="0.02mm" svg:width="34.96mm" style:rel-width="50%" svg:height="52.92mm" style:rel-height="scale" draw:z-index="13"><draw:image xlink:href="../images/fosdinovo-0.1-5000-5000.jpg" xlink:type="simple" xlink:show="embed" xlink:actuate="onLoad"/></draw:frame>Figure <text:sequence text:ref-name="refFigure4" text:name="Figure" text:formula="ooow:Figure+1" style:num-format="1">2</text:sequence>: T: 0.1, Ki: 5000, Ko: 5000</text:p></draw:text-box></draw:frame>Usually it is enough to work with tint and temperature in. For example, the correct version of <text:s/>the picture of the above images is illustrated in .</text:p>
      <text:p text:style-name="Darktable_20_heading_20_3"><draw:frame draw:style-name="fr4" draw:name="Frame6" text:anchor-type="paragraph" svg:y="1.09mm" svg:width="88.97mm" draw:z-index="20"><draw:text-box fo:min-height="59.43mm"><text:p text:style-name="Darktable_20_caption"><draw:frame draw:style-name="fr9" draw:name="graphics16" text:anchor-type="paragraph" svg:y="0.02mm" svg:width="35.6mm" style:rel-width="40%" svg:height="52.92mm" style:rel-height="scale" draw:z-index="21"><draw:image xlink:href="../images/fosdinovo-1.316-4709-5000.jpg" xlink:type="simple" xlink:show="embed" xlink:actuate="onLoad"/></draw:frame>Figure <text:sequence text:ref-name="refFigure5" text:name="Figure" text:formula="ooow:Figure+1" style:num-format="1">6</text:sequence>: T: 1,316, Ki: 4709, Ko: 5000</text:p></draw:text-box></draw:frame><text:soft-page-break/>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values for the correct values.</text:p>
      <text:p text:style-name="P7"><draw:frame draw:style-name="fr2" draw:name="Frame10" text:anchor-type="paragraph" svg:x="90.01mm" svg:y="60.01mm" svg:width="69.92mm" draw:z-index="28"><draw:text-box fo:min-height="59.13mm"><text:p text:style-name="Darktable_20_caption"><draw:frame draw:style-name="fr9" draw:name="graphics20" text:anchor-type="paragraph" svg:y="0.02mm" svg:width="34.96mm" style:rel-width="50%" svg:height="52.92mm" style:rel-height="scale" draw:z-index="29"><draw:image xlink:href="../images/fosdinovo-1.316-4709-5000.jpg" xlink:type="simple" xlink:show="embed" xlink:actuate="onLoad"/></draw:frame>Figure <text:sequence text:ref-name="refFigure9" text:name="Figure" text:formula="ooow:Figure+1" style:num-format="1">10</text:sequence>: <text:s/>R: <text:span text:style-name="T3">1.566, G: 1, B: 1.257</text:span></text:p></draw:text-box></draw:frame><draw:frame draw:style-name="fr2" draw:name="Frame9" text:anchor-type="paragraph" svg:x="10mm" svg:y="60.01mm" svg:width="69.92mm" draw:z-index="26"><draw:text-box fo:min-height="59.13mm"><text:p text:style-name="Darktable_20_caption"><draw:frame draw:style-name="fr9" draw:name="graphics19" text:anchor-type="paragraph" svg:y="0.02mm" svg:width="34.96mm" style:rel-width="50%" svg:height="52.92mm" style:rel-height="scale" draw:z-index="27"><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7" text:anchor-type="paragraph" svg:x="10mm" svg:y="0mm" svg:width="69.92mm" draw:z-index="24"><draw:text-box fo:min-height="59.13mm"><text:p text:style-name="Darktable_20_caption"><draw:frame draw:style-name="fr9" draw:name="graphics17" text:anchor-type="paragraph" svg:y="0.02mm" svg:width="34.96mm" style:rel-width="50%" svg:height="52.92mm" style:rel-height="scale" draw:z-index="25"><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8" text:anchor-type="paragraph" svg:x="90.01mm" svg:y="0mm" svg:width="69.92mm" draw:z-index="22"><draw:text-box fo:min-height="59.13mm"><text:p text:style-name="Darktable_20_caption"><draw:frame draw:style-name="fr9" draw:name="graphics18" text:anchor-type="paragraph" svg:y="0.02mm" svg:width="34.96mm" style:rel-width="50%" svg:height="52.92mm" style:rel-height="scale" draw:z-index="23"><draw:image xlink:href="../images/fosdinovo-1-5-1.jpg" xlink:type="simple" xlink:show="embed" xlink:actuate="onLoad"/></draw:frame>Figure <text:sequence text:ref-name="refFigure6" text:name="Figure" text:formula="ooow:Figure+1" style:num-format="1">8</text:sequence>: R:1, G: 5, B: 1</text:p></draw:text-box></draw:frame>White balance with preset values</text:p>
      <text:p text:style-name="P5">Darktable provides a number of presets of white balance suitable to the most common lighting conditions. These are:</text:p>
      <text:list xml:id="list1497955663" text:style-name="L2">
        <text:list-item>
          <text:p text:style-name="P6">Camera white balance</text:p>
        </text:list-item>
        <text:list-item>
          <text:p text:style-name="P6">Spot white balance</text:p>
        </text:list-item>
        <text:list-item>
          <text:p text:style-name="P6">Passthrough</text:p>
        </text:list-item>
        <text:list-item>
          <text:p text:style-name="P6"><text:soft-page-break/>Daylight</text:p>
        </text:list-item>
        <text:list-item>
          <text:p text:style-name="P6">Shade</text:p>
        </text:list-item>
        <text:list-item>
          <text:p text:style-name="P6">Cloudy</text:p>
        </text:list-item>
        <text:list-item>
          <text:p text:style-name="P6">Tungsten</text:p>
        </text:list-item>
        <text:list-item>
          <text:p text:style-name="P6">White fluorescent</text:p>
        </text:list-item>
        <text:list-item>
          <text:p text:style-name="P6">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30"><draw:text-box fo:min-height="59.13mm"><text:p text:style-name="Darktable_20_caption"><draw:frame draw:style-name="fr9" draw:name="graphics21" text:anchor-type="paragraph" svg:y="0.02mm" svg:width="34.96mm" style:rel-width="50%" svg:height="52.92mm" style:rel-height="scale" draw:z-index="31"><draw:image xlink:href="../images/fosdinovo-spot-1.jpg" xlink:type="simple" xlink:show="embed" xlink:actuate="onLoad" draw:filter-name="&lt;All formats&gt;"/></draw:frame>Figure <text:sequence text:ref-name="refFigure10" text:name="Figure" text:formula="ooow:Figure+1" style:num-format="1">11</text:sequence>: spot white balance I</text:p></draw:text-box></draw:frame><draw:frame draw:style-name="fr2" draw:name="Frame12" text:anchor-type="paragraph" svg:x="90.01mm" svg:y="0mm" svg:width="69.92mm" draw:z-index="32"><draw:text-box fo:min-height="59.13mm"><text:p text:style-name="Darktable_20_caption"><draw:frame draw:style-name="fr9" draw:name="graphics22" text:anchor-type="paragraph" svg:y="0.02mm" svg:width="34.96mm" style:rel-width="50%" svg:height="52.92mm" style:rel-height="scale" draw:z-index="33"><draw:image xlink:href="../images/fosdinovo-spot-2.jpg" xlink:type="simple" xlink:show="embed" xlink:actuate="onLoad" draw:filter-name="&lt;All formats&gt;"/></draw:frame>Figure <text:sequence text:ref-name="refFigure11" text:name="Figure" text:formula="ooow:Figure+1" style:num-format="1">12</text:sequence>: <text:s/>sopt white balance I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Outline"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list-style-name="Outline"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Darktable_20_heading_20_3" style:next-style-name="Darktable_20_text" style:default-outline-level="3" style:list-style-name="Outline">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Darktable_20_heading_20_4" style:display-name="Darktable heading 4" style:family="paragraph" style:parent-style-name="Darktable_20_heading_20_3">
      <style:text-properties fo:font-size="12pt" fo:font-weight="normal"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15H5M10S</meta:editing-duration>
    <meta:editing-cycles>22</meta:editing-cycles>
    <meta:generator>LibreOffice/3.3$Linux LibreOffice_project/330m19$Build-202</meta:generator>
    <meta:initial-creator>Nicholas </meta:initial-creator>
    <dc:date>2011-04-17T19:23:28</dc:date>
    <dc:creator>Stefano Fornari</dc:creator>
    <meta:document-statistic meta:table-count="3" meta:image-count="22" meta:object-count="0" meta:page-count="5" meta:paragraph-count="90" meta:word-count="1231" meta:character-count="7035"/>
  </office:meta>
</office:document-meta>
</file>